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7.382cm" svg:y1="15.562cm" svg:x2="7.382cm" svg:y2="21.277cm">
          <text:p text:style-name="P2"/>
        </draw:line>
        <draw:line draw:style-name="gr1" draw:text-style-name="P1" draw:layer="layout" svg:x1="13.097cm" svg:y1="21.277cm" svg:x2="13.097cm" svg:y2="14.225cm">
          <text:p text:style-name="P2"/>
        </draw:line>
        <draw:custom-shape draw:style-name="gr2" draw:text-style-name="P1" draw:layer="layout" svg:width="1.27cm" svg:height="1.27cm" draw:transform="rotate (0.518886386617816) translate (6.193cm 14.648cm)">
          <text:p text:style-name="P2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3" draw:text-style-name="P1" draw:layer="layout" svg:width="3.175cm" svg:height="1.302cm" svg:x="5.477cm" svg:y="13.022cm" svg:viewBox="0 0 3176 1303" svg:d="m0 0c1270 2540 3175 584 3175 584">
          <text:p text:style-name="P2"/>
        </draw:path>
        <draw:custom-shape draw:style-name="gr2" draw:text-style-name="P1" draw:layer="layout" svg:width="1.27cm" svg:height="1.27cm" draw:transform="rotate (-0.189193690917336) translate (12.593cm 12.914cm)">
          <text:p text:style-name="P2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3" draw:text-style-name="P1" draw:layer="layout" svg:width="3.175cm" svg:height="1.302cm" svg:x="11.827cm" svg:y="11.752cm" svg:viewBox="0 0 3176 1303" svg:d="m0 0c1270 2540 3175 584 3175 584">
          <text:p text:style-name="P2"/>
        </draw:path>
        <draw:line draw:style-name="gr1" draw:text-style-name="P1" draw:layer="layout" svg:x1="6.769cm" svg:y1="14.398cm" svg:x2="9.002cm" svg:y2="7.114cm">
          <text:p text:style-name="P2"/>
        </draw:line>
        <draw:line draw:style-name="gr1" draw:text-style-name="P1" draw:layer="layout" svg:x1="14.366cm" svg:y1="13.411cm" svg:x2="6.107cm" svg:y2="10.88cm">
          <text:p text:style-name="P2"/>
        </draw:line>
        <draw:line draw:style-name="gr1" draw:text-style-name="P1" draw:layer="layout" svg:x1="14.827cm" svg:y1="7.571cm" svg:x2="13.152cm" svg:y2="13.038cm">
          <text:p text:style-name="P2"/>
        </draw:line>
        <draw:polyline draw:style-name="gr1" draw:text-style-name="P1" draw:layer="layout" svg:width="0.522cm" svg:height="0.514cm" draw:transform="rotate (2.86094370986856) translate (7.567cm 11.067cm)" svg:viewBox="0 0 523 515" draw:points="0,514 8,0 522,10 522,10">
          <text:p text:style-name="P2"/>
        </draw:polyline>
        <draw:frame draw:style-name="gr4" draw:layer="layout" svg:width="7.368cm" svg:height="0.962cm" draw:transform="rotate (1.25454266633329) translate (9.71cm 11.732cm)">
          <draw:text-box>
            <text:p text:style-name="P2">Direction of radio source</text:p>
          </draw:text-box>
        </draw:frame>
        <draw:frame draw:style-name="gr4" draw:layer="layout" svg:width="2.111cm" svg:height="0.962cm" draw:transform="rotate (1.28159526973919) translate (6.022cm 13.53cm)">
          <draw:text-box>
            <text:p text:style-name="P2">Delay</text:p>
          </draw:text-box>
        </draw:frame>
        <draw:path draw:style-name="gr1" draw:text-style-name="P1" draw:layer="layout" svg:width="13.187cm" svg:height="2.654cm" draw:transform="rotate (0.268431638956677) translate (3.106cm 16.27cm)" svg:viewBox="0 0 13188 2655" svg:d="m0 2654c2152-1709 3930-2592 6437-2654s4917 1123 6750 2653">
          <text:p text:style-name="P2"/>
        </draw:path>
        <draw:custom-shape draw:style-name="gr5" draw:text-style-name="P3" draw:layer="layout" svg:width="3.175cm" svg:height="1.27cm" svg:x="5.824cm" svg:y="16.777cm">
          <text:p text:style-name="P3">Dela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175cm" svg:height="1.27cm" svg:x="11.571cm" svg:y="16.818cm">
          <text:p text:style-name="P3">Delay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382cm" svg:y1="21.277cm" svg:x2="13.097cm" svg:y2="21.277cm">
          <text:p text:style-name="P2"/>
        </draw:line>
        <draw:custom-shape draw:style-name="gr5" draw:text-style-name="P1" draw:layer="layout" svg:width="3.629cm" svg:height="1.27cm" svg:x="8.53cm" svg:y="20.955cm">
          <text:p text:style-name="P3">Correlator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706cm" svg:y1="9.525cm" svg:x2="12.916cm" svg:y2="5.619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11-28T16:37:29</meta:creation-date>
    <dc:date>2008-01-28T09:54:36</dc:date>
    <dc:language>en-US</dc:language>
    <meta:editing-cycles>20</meta:editing-cycles>
    <meta:editing-duration>PT40M7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